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body">
      <style:paragraph-properties fo:orphans="2" fo:widows="2"/>
    </style:style>
    <style:style style:name="P3" style:family="paragraph" style:parent-style-name="code">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margin-top="0in" fo:margin-bottom="1in" style:line-height-at-least="0.139in" fo:orphans="2" fo:widows="2"/>
    </style:style>
    <style:style style:name="P6" style:family="paragraph" style:parent-style-name="Standard">
      <style:paragraph-properties fo:margin-top="0.1665in" fo:margin-bottom="0in" style:line-height-at-least="0.139in" fo:orphans="2" fo:widows="2" fo:keep-with-next="always"/>
    </style:style>
    <style:style style:name="P7" style:family="paragraph" style:parent-style-name="note">
      <style:paragraph-properties fo:margin-top="0.0835in" fo:margin-bottom="0.139in" fo:orphans="2" fo:widows="2"/>
    </style:style>
    <style:style style:name="P8" style:family="paragraph" style:parent-style-name="body-left">
      <style:paragraph-properties fo:margin-top="0in" fo:margin-bottom="0.0417in" fo:orphans="2" fo:widows="2"/>
    </style:style>
    <style:style style:name="P9" style:family="paragraph" style:parent-style-name="sectionheading">
      <style:paragraph-properties fo:margin-top="0.0417in" fo:margin-bottom="0.0555in" fo:orphans="2" fo:widows="2"/>
    </style:style>
    <style:style style:name="P10" style:family="paragraph" style:parent-style-name="Heading_20_3">
      <style:paragraph-properties fo:margin-top="0.0417in" fo:margin-bottom="0.0693in" fo:orphans="2" fo:widows="2"/>
    </style:style>
    <style:style style:name="P11" style:family="paragraph" style:parent-style-name="Heading_20_2">
      <style:paragraph-properties fo:margin-top="0in" fo:margin-bottom="0.0972in" fo:orphans="2" fo:widows="2"/>
    </style:style>
    <style:style style:name="P12" style:family="paragraph" style:parent-style-name="Heading_20_1" style:master-page-name="Standard">
      <style:paragraph-properties fo:margin-top="0in" fo:margin-bottom="0in" fo:orphans="2" fo:widows="2" style:page-number="auto"/>
    </style:style>
    <style:style style:name="P13"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Times New Roman" style:font-name-complex="Times New Roman2"/>
    </style:style>
    <style:style style:name="T3" style:family="text">
      <style:text-properties fo:font-size="11.5pt" style:font-size-asian="11.5pt" style:font-size-complex="11.5pt"/>
    </style:style>
    <style:style style:name="T4" style:family="text">
      <style:text-properties fo:font-size="8.5pt" style:font-size-asian="8.5pt" style:font-size-complex="8.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3"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13"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13"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13"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13"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13"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13"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13"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13"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13"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13"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13"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13"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13" svg:width="2.7913in" svg:height="0.135in" svg:x="-2.3752in" svg:y="0in">
        <draw:image xlink:href="Pictures/2000000700000FB5000000C94FDA4EAC.wmf" xlink:type="simple" xlink:show="embed" xlink:actuate="onLoad">
          <text:p/>
        </draw:image>
      </draw:frame>
      <text:h text:style-name="P12" text:outline-level="1">JDOImplHelper</text:h>
      <text:p text:style-name="P5"><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2">This class is a public helper class for use by JDO implementations. It contains a registry of metadata by class. Use of the methods in this class avoids the use of reflection at runtime. <text:span text:style-name="T1">PersistenceCapable</text:span> classes register metadata with this class during class initialization.</text:p>
      <text:p text:style-name="P7"><text:s/>NOTE: This interface is not intended to be used by application programmers. It is for use only by implementations. </text:p>
      <text:p text:style-name="P1">package javax.jdo.spi;</text:p>
      <text:p text:style-name="P1">public class JDOImplHelper {</text:p>
      <text:p text:style-name="P6"><draw:frame draw:style-name="fr1" draw:name="1" text:anchor-type="as-char" svg:width="2.7917in" svg:height="0.1346in" draw:z-index="0"><draw:image xlink:href="Pictures/2000000700000FB5000000C94FDA4EAC.wmf" xlink:type="simple" xlink:show="embed" xlink:actuate="onLoad"/></draw:frame></text:p>
      <text:h text:style-name="P11" text:outline-level="2">JDOImplHelper access</text:h>
      <text:p text:style-name="P1"><text:span text:style-name="Assertion">A9.1-1 [</text:span>public static JDOImplHelper <text:alphabetical-index-mark-start text:id="IMark141535788" text:main-entry="true"/>getInstance<text:alphabetical-index-mark-end text:id="IMark141535788"/>() </text:p>
      <text:p text:style-name="P1"><text:tab/>throws SecurityException;</text:p>
      <text:p text:style-name="P2">This method returns an instance of the <text:span text:style-name="T1">JDOImplHelper</text:span> class if the caller is authorized for <text:span text:style-name="T1">JDOPermission("getMetadata")</text:span><text:span text:style-name="Assertion">]</text:span>, and <text:span text:style-name="Assertion">A9.1-2 [</text:span>throws <text:span text:style-name="T1">SecurityException</text:span> if not authorized.<text:span text:style-name="Assertion">]</text:span> <text:span text:style-name="Assertion">A9.1-3 [</text:span>This instance gives access to all of the other methods<text:span text:style-name="Assertion">]</text:span>, <text:span text:style-name="Assertion">A9.1-4 [</text:span>except for <text:alphabetical-index-mark-start text:id="IMark141535788" text:main-entry="true"/><text:span text:style-name="T1">registerClass</text:span><text:alphabetical-index-mark-end text:id="IMark141535788"/>, which is static and does not need any authorization.<text:span text:style-name="Assertion">]</text:span></text:p>
      <text:p text:style-name="P6"><draw:frame draw:style-name="fr1" draw:name="2" text:anchor-type="as-char" svg:width="2.7917in" svg:height="0.1346in" draw:z-index="0"><draw:image xlink:href="Pictures/2000000700000FB5000000C94FDA4EAC.wmf" xlink:type="simple" xlink:show="embed" xlink:actuate="onLoad"/></draw:frame></text:p>
      <text:h text:style-name="P11" text:outline-level="2">Metadata access</text:h>
      <text:p text:style-name="P1"><text:span text:style-name="Assertion">A9.2-1 [</text:span>public String[] <text:alphabetical-index-mark-start text:id="IMark141535788" text:main-entry="true"/>getFieldNames<text:alphabetical-index-mark-end text:id="IMark141535788"/> (Class pcClass);</text:p>
      <text:p text:style-name="P2">This method returns the names of persistent and transactional fields of the parameter class.] <text:span text:style-name="Assertion">A9.2-2 [</text:span>If the class does not implement <text:span text:style-name="T1">PersistenceCapable</text:span><text:span text:style-name="Assertion">]</text:span>, or <text:span text:style-name="Assertion">A9.2-3 [</text:span>if it has not been enhanced correctly to register its metadata<text:span text:style-name="Assertion">]</text:span>, a <text:span text:style-name="T1">JDOFatalUserException</text:span> is thrown. </text:p>
      <text:p text:style-name="P2"><text:span text:style-name="Assertion">A9.2-4 [</text:span>Otherwise, the names of fields that are either persistent or transactional are returned, in order. The order of names in the returned array are the same as the field numbering. Relative field 0 refers to the first field in the array. The length of the array is the number of persistent and transactional fields in the class.<text:span text:style-name="Assertion">]</text:span></text:p>
      <text:p text:style-name="P1"><text:span text:style-name="Assertion">A9.2-5 [</text:span>public Class[] <text:alphabetical-index-mark-start text:id="IMark141535788" text:main-entry="true"/>getFieldTypes<text:alphabetical-index-mark-end text:id="IMark141535788"/> (Class pcClass);</text:p>
      <text:p text:style-name="P2">This method returns the types of persistent and transactional fields of the parameter class.<text:span text:style-name="Assertion">]</text:span> <text:span text:style-name="Assertion">A9.2-6 [</text:span>If the parameter does not implement <text:span text:style-name="T1">PersistenceCapable</text:span><text:span text:style-name="Assertion">]</text:span>, or <text:span text:style-name="Assertion">A9.2-7 [</text:span>if it has not been enhanced correctly to register its metadata<text:span text:style-name="Assertion">]</text:span>, a <text:span text:style-name="T1">JDOFatalUserException</text:span> is thrown. </text:p>
      <text:p text:style-name="P2"><text:soft-page-break/><text:span text:style-name="Assertion">A9.2-8 [</text:span>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span text:style-name="Assertion">]</text:span></text:p>
      <text:p text:style-name="P1"><text:span text:style-name="Assertion">A9.2-9 [</text:span>public byte[] <text:alphabetical-index-mark-start text:id="IMark141535788" text:main-entry="true"/>getFieldFlags<text:alphabetical-index-mark-end text:id="IMark141535788"/> (Class pcClass);</text:p>
      <text:p text:style-name="P2">This method returns the field flags of persistent and transactional fields of the parameter class.<text:span text:style-name="Assertion">]</text:span> <text:span text:style-name="Assertion">A9.2-10 [</text:span>If the parameter does not implement <text:span text:style-name="T1">PersistenceCapable</text:span><text:span text:style-name="Assertion">]</text:span>, or <text:span text:style-name="Assertion">A9.2-11 [</text:span>if it has not been enhanced correctly to register its metadata<text:span text:style-name="Assertion">]</text:span>, a <text:span text:style-name="T1">JDOFatalUserException</text:span> is thrown. </text:p>
      <text:p text:style-name="P2"><text:span text:style-name="Assertion">A9.2-12 [</text:span>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span text:style-name="Assertion">]</text:span></text:p>
      <text:p text:style-name="P1"><text:span text:style-name="Assertion">A9.2-13 [</text:span>public Class <text:alphabetical-index-mark-start text:id="IMark141535788" text:main-entry="true"/>getPersistenceCapableSuperclass<text:alphabetical-index-mark-end text:id="IMark141535788"/> (Class pcClass);</text:p>
      <text:p text:style-name="P2">This method returns the <text:span text:style-name="T1">PersistenceCapable</text:span> superclass of the parameter class], or <text:span text:style-name="Assertion">A9.2-14 [</text:span><text:span text:style-name="T1">null</text:span> if there is none.<text:span text:style-name="Assertion">]</text:span></text:p>
      <text:p text:style-name="P6"><draw:frame draw:style-name="fr1" draw:name="3" text:anchor-type="as-char" svg:width="2.7917in" svg:height="0.1346in" draw:z-index="0"><draw:image xlink:href="Pictures/2000000700000FB5000000C94FDA4EAC.wmf" xlink:type="simple" xlink:show="embed" xlink:actuate="onLoad"/></draw:frame></text:p>
      <text:h text:style-name="P11" text:outline-level="2">Persistence-capable instance factory</text:h>
      <text:p text:style-name="P1"><text:span text:style-name="Assertion">A9.3-1 [</text:span>public PersistenceCapable <text:alphabetical-index-mark-start text:id="IMark141535788" text:main-entry="true"/>newInstance<text:alphabetical-index-mark-end text:id="IMark141535788"/> (Class pcClass, </text:p>
      <text:p text:style-name="P1"><text:tab/>StateManager sm);<text:span text:style-name="Assertion">]</text:span></text:p>
      <text:p text:style-name="P1"><text:span text:style-name="Assertion">A9.3-2 [</text:span>public PersistenceCapable <text:alphabetical-index-mark-start text:id="IMark141535788" text:main-entry="true"/>newInstance<text:alphabetical-index-mark-end text:id="IMark141535788"/> (Class pcClass, StateManager sm, Object oid);<text:span text:style-name="Assertion">]</text:span></text:p>
      <text:p text:style-name="P2"><text:span text:style-name="Assertion">A9.3-3 [</text:span>If the class does not implement <text:span text:style-name="T1">PersistenceCapable</text:span><text:span text:style-name="Assertion">]</text:span>, or <text:span text:style-name="Assertion">A9.3-4 [</text:span>if it has not been enhanced correctly to register its metadata<text:span text:style-name="Assertion">]</text:span>, a <text:span text:style-name="T1">JDOFatalUserException</text:span> is thrown. <text:span text:style-name="Assertion">A9.3-5 [</text:span>If the class is abstract, a <text:span text:style-name="T1">JDOFatalInternalException</text:span> is thrown.<text:span text:style-name="Assertion">]</text:span></text:p>
      <text:p text:style-name="P2">Otherwise, a new instance of the class is constructed and initialized with the parameter <text:span text:style-name="T1">StateManager</text:span>. <text:span text:style-name="Assertion">A9.3-6 [</text:span>The new instance has its <text:span text:style-name="T1">jdoFlags</text:span> set to <text:span text:style-name="T1">LOAD_REQUIRED</text:span><text:span text:style-name="Assertion">]</text:span> but <text:span text:style-name="Assertion">A9.3-7 [</text:span>has no defined state. The behavior of the instance is determined by the owning <text:span text:style-name="T1">StateManager</text:span>.<text:span text:style-name="Assertion">]</text:span></text:p>
      <text:p text:style-name="P2"><text:span text:style-name="Assertion">A9.3-8 [</text:span>The second form of the method returns a new instance of <text:span text:style-name="T1">PersistenceCapable</text:span> that has had its key fields initialized by the <text:span text:style-name="T1">ObjectId</text:span> parameter instance.<text:span text:style-name="Assertion">]</text:span> <text:span text:style-name="Assertion">A9.3-9 [</text:span>If the class has been enhanced for datastore identity, then the <text:span text:style-name="T1">oid</text:span> parameter is ignored.<text:span text:style-name="Assertion">]</text:span></text:p>
      <text:p text:style-name="P2">See also <text:span text:style-name="T1">PersistenceCapable.jdoNewInstance(StateManager sm)</text:span> and <text:span text:style-name="T1">PersistenceCapable.jdoNewInstance (StateManager sm, Object oid)</text:span>.</text:p>
      <text:p text:style-name="P6"><draw:frame draw:style-name="fr1" draw:name="4" text:anchor-type="as-char" svg:width="2.7917in" svg:height="0.1346in" draw:z-index="0"><draw:image xlink:href="Pictures/2000000700000FB5000000C94FDA4EAC.wmf" xlink:type="simple" xlink:show="embed" xlink:actuate="onLoad"/></draw:frame></text:p>
      <text:h text:style-name="P11" text:outline-level="2">Registration of PersistenceCapable classes</text:h>
      <text:p text:style-name="P1"><text:span text:style-name="Assertion">A9.4-1 [</text:span>public static void <text:alphabetical-index-mark-start text:id="IMark141535788" text:main-entry="true"/>registerClass<text:alphabetical-index-mark-end text:id="IMark141535788"/> </text:p>
      <text:p text:style-name="P1"><text:tab/>(Class pcClass, String[] fieldNames, </text:p>
      <text:p text:style-name="P1"><text:tab/><text:tab/>Class[] fieldTypes, </text:p>
      <text:p text:style-name="P1"><text:soft-page-break/><text:tab/><text:tab/>byte[] fieldFlags,</text:p>
      <text:p text:style-name="P1"><text:tab/><text:tab/>Class persistenceCapableSuperclass,</text:p>
      <text:p text:style-name="P1"><text:tab/><text:tab/>PersistenceCapable pcInstance);</text:p>
      <text:p text:style-name="P2">This method registers a <text:span text:style-name="T1">PersistenceCapable</text:span> class so that the other methods can return the correct information. The registration must be done in a static initializer for the persistence-capable class. <text:span text:style-name="Assertion">]</text:span></text:p>
      <text:p text:style-name="P1"><text:span text:style-name="Assertion">A9.4-2 [</text:span>public static Collection <text:alphabetical-index-mark-start text:id="IMark139579544" text:main-entry="true"/>getRegisteredClasses<text:alphabetical-index-mark-end text:id="IMark139579544"/>();</text:p>
      <text:p text:style-name="P2">This method returns a collection of classes that have been registered.<text:span text:style-name="Assertion">]</text:span></text:p>
      <text:h text:style-name="P10" text:outline-level="3">Notification of <text:span text:style-name="T3">PersistenceCapable class registrations</text:span></text:h>
      <text:p text:style-name="P1"><text:bookmark text:name="X-101994994"/><text:span text:style-name="Assertion">A9.4.1-1 [</text:span><text:alphabetical-index-mark-start text:id="IMark139579544" text:main-entry="true"/>addRegisterClassListener<text:alphabetical-index-mark-end text:id="IMark139579544"/>(<text:alphabetical-index-mark-start text:id="IMark141535788" text:main-entry="true"/>RegisterClassListener<text:alphabetical-index-mark-end text:id="IMark141535788"/> rcl);</text:p>
      <text:p text:style-name="P2">This method registers a <text:alphabetical-index-mark-start text:id="IMark141535788" text:main-entry="true"/><text:span text:style-name="T1">RegisterClassListener</text:span><text:alphabetical-index-mark-end text:id="IMark141535788"/> to be notified upon new <text:span text:style-name="T1">PersistenceCapable Class</text:span> registrations.<text:span text:style-name="Assertion">]</text:span> A <text:alphabetical-index-mark-start text:id="IMark139579544" text:main-entry="true"/><text:span text:style-name="T1">RegisterClassEvent</text:span><text:alphabetical-index-mark-end text:id="IMark139579544"/> instance is generated <text:span text:style-name="Assertion">A9.4.1-2 [</text:span>for each class registered already<text:span text:style-name="Assertion">]</text:span> plus <text:span text:style-name="Assertion">A9.4.1-3 [</text:span>classes registered in future<text:span text:style-name="Assertion">]</text:span>, which is sent to each registered listener. <text:span text:style-name="Assertion">A9.4.1-4 [</text:span>The same event instance might be sent to multiple listeners.<text:span text:style-name="Assertion">]</text:span></text:p>
      <text:p text:style-name="P1"><text:bookmark text:name="X-101856548"/><text:span text:style-name="Assertion">A9.4.1-5 [</text:span><text:alphabetical-index-mark-start text:id="IMark139579544" text:main-entry="true"/>removeRegisterClassListener<text:alphabetical-index-mark-end text:id="IMark139579544"/>(<text:alphabetical-index-mark-start text:id="IMark141535788" text:main-entry="true"/>RegisterClassListener<text:alphabetical-index-mark-end text:id="IMark141535788"/> rcl);</text:p>
      <text:p text:style-name="P2">This method removes a <text:alphabetical-index-mark-start text:id="IMark141535788" text:main-entry="true"/><text:span text:style-name="T1">RegisterClassEvent</text:span><text:alphabetical-index-mark-end text:id="IMark141535788"/> from the list to be notified upon new <text:span text:style-name="T1">PersistenceCapable Class</text:span> registrations.<text:span text:style-name="Assertion">]</text:span></text:p>
      <text:h text:style-name="P9" text:outline-level="4"><text:tab/><text:tab/><text:alphabetical-index-mark-start text:id="IMark141301604" text:main-entry="true"/>RegisterClassEvent<text:alphabetical-index-mark-end text:id="IMark141301604"/></text:h>
      <text:p text:style-name="P1">public class <text:alphabetical-index-mark-start text:id="IMark141301604" text:main-entry="true"/>RegisterClassEvent<text:alphabetical-index-mark-end text:id="IMark141301604"/> extends java.util.EventObject {</text:p>
      <text:p text:style-name="P2">An instance of this class is generated for each class that registers itself, and is sent to each registered listener.</text:p>
      <text:p text:style-name="P1"><text:span text:style-name="Assertion"><text:span text:style-name="T2">A9.4.1-6 </text:span></text:span><text:span text:style-name="Assertion"><text:span text:style-name="T4">[</text:span></text:span>public Class <text:alphabetical-index-mark-start text:id="IMark141301604" text:main-entry="true"/>getRegisteredClass<text:alphabetical-index-mark-end text:id="IMark141301604"/>();</text:p>
      <text:p text:style-name="P2">Returns the newly registered <text:span text:style-name="T1">Class</text:span>.<text:span text:style-name="Assertion">]</text:span></text:p>
      <text:p text:style-name="P1"><text:span text:style-name="Assertion">A9.4.1-7 [</text:span>public String[] <text:alphabetical-index-mark-start text:id="IMark141535788" text:main-entry="true"/>getFieldNames<text:alphabetical-index-mark-end text:id="IMark141535788"/>();</text:p>
      <text:p text:style-name="P2">Returns the field names of the newly registered <text:span text:style-name="T1">Class</text:span>.<text:span text:style-name="Assertion">]</text:span></text:p>
      <text:p text:style-name="P1"><text:span text:style-name="Assertion">A9.4.1-8 [</text:span>public Class[] <text:alphabetical-index-mark-start text:id="IMark141301604" text:main-entry="true"/>getFieldTypes<text:alphabetical-index-mark-end text:id="IMark141301604"/>();</text:p>
      <text:p text:style-name="P2">Returns the field types of the newly registered <text:span text:style-name="T1">Class</text:span>.<text:span text:style-name="Assertion">]</text:span></text:p>
      <text:p text:style-name="P1"><text:span text:style-name="Assertion">A9.4.1-9 [</text:span>public byte[] <text:alphabetical-index-mark-start text:id="IMark141535788" text:main-entry="true"/>getFieldFlags<text:alphabetical-index-mark-end text:id="IMark141535788"/>();</text:p>
      <text:p text:style-name="P2">Returns the field flags of the newly registered <text:span text:style-name="T1">Class</text:span>.<text:span text:style-name="Assertion">]</text:span></text:p>
      <text:p text:style-name="P1"><text:span text:style-name="Assertion">A9.4.1-10 [</text:span>public Class <text:alphabetical-index-mark-start text:id="IMark141301604" text:main-entry="true"/>getPersistenceCapableSuperclass<text:alphabetical-index-mark-end text:id="IMark141301604"/>();</text:p>
      <text:p text:style-name="P2">Returns the <text:span text:style-name="T1">PersistenceCapable</text:span> superclass of the newly registered <text:span text:style-name="T1">Class</text:span>.<text:span text:style-name="Assertion">]</text:span></text:p>
      <text:p text:style-name="P1">} // class <text:alphabetical-index-mark-start text:id="IMark141301604" text:main-entry="true"/>RegisterClassEvent<text:alphabetical-index-mark-end text:id="IMark141301604"/></text:p>
      <text:h text:style-name="P9" text:outline-level="4"><text:tab/><text:tab/><text:alphabetical-index-mark-start text:id="IMark141301604" text:main-entry="true"/>RegisterClassListener<text:alphabetical-index-mark-end text:id="IMark141301604"/></text:h>
      <text:p text:style-name="P1">public interface <text:alphabetical-index-mark-start text:id="IMark141301604" text:main-entry="true"/>RegisterClassListener<text:alphabetical-index-mark-end text:id="IMark141301604"/> extends </text:p>
      <text:p text:style-name="P1"><text:tab/>java.util.EventListener {</text:p>
      <text:p text:style-name="P2">This interface must be implemented by classes that register as listeners to be notified of registrations of <text:span text:style-name="T1">PersistenceCapable</text:span> classes.</text:p>
      <text:p text:style-name="P1"><text:soft-page-break/><text:tab/><text:span text:style-name="Assertion">A9.4.1-11 [</text:span>void <text:alphabetical-index-mark-start text:id="IMark141535788" text:main-entry="true"/>registerClass<text:alphabetical-index-mark-end text:id="IMark141535788"/> (<text:alphabetical-index-mark-start text:id="IMark141301604" text:main-entry="true"/>RegisterClassEvent<text:alphabetical-index-mark-end text:id="IMark141301604"/> rce);</text:p>
      <text:p text:style-name="P2">This method is called for each <text:span text:style-name="T1">PersistenceCapable</text:span> class that registers itself.<text:span text:style-name="Assertion">]</text:span></text:p>
      <text:p text:style-name="P1">} // interface <text:alphabetical-index-mark-start text:id="IMark141535788" text:main-entry="true"/>RegisterClassListener<text:alphabetical-index-mark-end text:id="IMark141535788"/></text:p>
      <text:p text:style-name="P6"><draw:frame draw:style-name="fr1" draw:name="5" text:anchor-type="as-char" svg:width="2.7917in" svg:height="0.1346in" draw:z-index="0"><draw:image xlink:href="Pictures/2000000700000FB5000000C94FDA4EAC.wmf" xlink:type="simple" xlink:show="embed" xlink:actuate="onLoad"/></draw:frame></text:p>
      <text:h text:style-name="P11" text:outline-level="2">Security administration</text:h>
      <text:p text:style-name="P1"><text:span text:style-name="Assertion">A9.5 -1[</text:span>public static void <text:alphabetical-index-mark-start text:id="IMark141535788" text:main-entry="true"/>registerAuthorizedStateManagerClass<text:alphabetical-index-mark-end text:id="IMark141535788"/> </text:p>
      <text:p text:style-name="P1">(Class smClas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the parameter class is added to the list of authorized StateManager classes.<text:span text:style-name="Assertion">]</text:span></text:p>
      <text:p text:style-name="P2">This method provides for a fast security check during makePersistent. An implementation of StateManager should register itself with the JDOImplHelper to take advantage of this fast check. </text:p>
      <text:p text:style-name="P1"><text:span text:style-name="Assertion">A9.5-2 [</text:span>public static void <text:alphabetical-index-mark-start text:id="IMark141535788" text:main-entry="true"/>registerAuthorizedStateManagerClasses<text:alphabetical-index-mark-end text:id="IMark141535788"/> (Collection smClasse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all parameter classes are added to the list of authorized StateManager classes.<text:span text:style-name="Assertion">]</text:span></text:p>
      <text:p text:style-name="P1"><text:span text:style-name="Assertion"><text:span text:style-name="T2">A9.5-3[</text:span></text:span>public static void <text:alphabetical-index-mark-start text:id="IMark141535788" text:main-entry="true"/>checkAuthorizedStateManagerClass<text:alphabetical-index-mark-end text:id="IMark141535788"/> (Class smClass) throws SecurityException;</text:p>
      <text:p text:style-name="P2">This method is used internally but might be used by an implementation. If the parameter instance is a class in the list of authorized StateManager classes, then this method returns silently.<text:span text:style-name="Assertion">]</text:span> <text:span text:style-name="Assertion">A9.5.3 [</text:span>If not, then the security manager, if present, is called to validate that the caller is authorized for JDOPermission(“setStateManager”). If successful, the method returns silently.<text:span text:style-name="Assertion">]</text:span> <text:span text:style-name="Assertion">A9.5.4 [</text:span>If not, a SecurityException is thrown.<text:span text:style-name="Assertion">]</text:span></text:p>
      <text:p text:style-name="P1"><text:span text:style-name="Assertion">A9.5-4 [</text:span>public static void <text:alphabetical-index-mark-start text:id="IMark141535788" text:main-entry="true"/>checkAuthorizedStateManager<text:alphabetical-index-mark-end text:id="IMark141535788"/> (StateManager sm) <text:tab/><text:tab/>throws SecurityException;</text:p>
      <text:p text:style-name="P2">This method is called by enhanced persistence-capable class method replaceStateManager. If the parameter instance is of a class in the list of authorized StateManager classes, then this method returns silently.<text:span text:style-name="Assertion">]</text:span> <text:span text:style-name="Assertion">A9.5.3 [</text:span>If not, then the security manager, if present, is called to validate that the caller is authorized for JDOPermission(“setStateManager”). If successful, the method returns silently.<text:span text:style-name="Assertion">]</text:span> <text:span text:style-name="Assertion">A9.5.4 [</text:span>If not, a SecurityException is thrown.<text:span text:style-name="Assertion">]</text:span></text:p>
      <text:p text:style-name="P6"><draw:frame draw:style-name="fr1" draw:name="6" text:anchor-type="as-char" svg:width="2.7917in" svg:height="0.1346in" draw:z-index="0"><draw:image xlink:href="Pictures/2000000700000FB5000000C94FDA4EAC.wmf" xlink:type="simple" xlink:show="embed" xlink:actuate="onLoad"/></draw:frame></text:p>
      <text:h text:style-name="P11" text:outline-level="2">Application identity handling</text:h>
      <text:p text:style-name="P1"><text:span text:style-name="Assertion">A9.6.1 [</text:span>public Object <text:alphabetical-index-mark-start text:id="IMark141535788" text:main-entry="true"/>newObjectIdInstance<text:alphabetical-index-mark-end text:id="IMark141535788"/>(Class pcClass);</text:p>
      <text:p text:style-name="P2"><text:soft-page-break/>This method creates a new instance of the <text:span text:style-name="T1">ObjectId</text:span> class for the <text:span text:style-name="T1">PersistenceCapable</text:span> class.<text:span text:style-name="Assertion">]</text:span> <text:span text:style-name="Assertion">A9.6.2 [</text:span>If the class uses datastore identity, then <text:span text:style-name="T1">null</text:span> is returned.] A9.6.3 [If the class is abstract, a <text:span text:style-name="T1">JDOFatalInternalException</text:span> is thrown.<text:span text:style-name="Assertion">]</text:span></text:p>
      <text:p text:style-name="P1"><text:span text:style-name="Assertion"><text:span text:style-name="T2">A9.6.4 [</text:span></text:span>public Object <text:alphabetical-index-mark-start text:id="IMark141535788" text:main-entry="true"/>newObjectIdInstance<text:alphabetical-index-mark-end text:id="IMark141535788"/>(Class pcClass, Object key);</text:p>
      <text:p text:style-name="P2">This method creates a new instance of the <text:span text:style-name="T1">ObjectId</text:span> class for the <text:span text:style-name="T1">PersistenceCapable</text:span> class, using the appropriate constructor of the object id class.<text:span text:style-name="Assertion">]</text:span> <text:span text:style-name="Assertion">A9.6.5 [</text:span>If the class uses datastore identity, then <text:span text:style-name="T1">null</text:span> is returned.<text:span text:style-name="Assertion">]</text:span> <text:span text:style-name="Assertion">A9.6.6 [</text:span>If the class is abstract, a <text:span text:style-name="T1">JDOFatalInternalException</text:span> is thrown.<text:span text:style-name="Assertion">]</text:span> </text:p>
      <text:p text:style-name="P1">public Object <text:alphabetical-index-mark-start text:id="IMark141535788" text:main-entry="true"/>newObjectIdInstance<text:alphabetical-index-mark-end text:id="IMark141535788"/>(PersistenceCapable pc);</text:p>
      <text:p text:style-name="P2">This method returns an instance of the <text:span text:style-name="T1">ObjectId</text:span> class for the parameter <text:span text:style-name="T1">PersistenceCapable</text:span> instance. If the class of the instance uses an immutable <text:span text:style-name="T1">ObjectId</text:span> class, then the oid instance associated with the persistent instance might be returned. If the class of the instance uses datastore identity, then <text:span text:style-name="T1">null</text:span> is returned. </text:p>
      <text:p text:style-name="P1"><text:span text:style-name="Assertion"><text:span text:style-name="T2">A9.6.7 [</text:span></text:span>public void <text:alphabetical-index-mark-start text:id="IMark141535788" text:main-entry="true"/>copyKeyFieldsToObjectId<text:alphabetical-index-mark-end text:id="IMark141535788"/> (Class pcClass, PersistenceCapable.ObjectIdFieldSupplier fs, Object oid);</text:p>
      <text:p text:style-name="P2">This method copies key fields from the field manager to the <text:span text:style-name="T1">ObjectId</text:span> instance oid.<text:span text:style-name="Assertion">]</text:span> This is intended for use by the implementation to copy fields from a datastore-specific representation to the <text:span text:style-name="T1">ObjectId</text:span>. <text:span text:style-name="Assertion">A9.6.8 [</text:span>If the class is abstract, a <text:span text:style-name="T1">JDOFatalInternalException</text:span> is thrown.<text:span text:style-name="Assertion">]</text:span></text:p>
      <text:p text:style-name="P8"><text:span text:style-name="Assertion">A9.6.9 [</text:span><text:span text:style-name="T1">public void </text:span><text:alphabetical-index-mark-start text:id="IMark141301604" text:main-entry="true"/><text:span text:style-name="T1">copyKeyFieldsFromObjectId</text:span><text:alphabetical-index-mark-end text:id="IMark141301604"/><text:span text:style-name="T1"> (Class pcClass, PersistenceCapable.ObjectIdFieldConsumer fc, Object oid);</text:span></text:p>
      <text:p text:style-name="P2">This method copies key fields to the field manager from the <text:span text:style-name="T1">ObjectId</text:span> instance oid.<text:span text:style-name="Assertion">]</text:span> This is intended for use by the implementation to copy fields to a datastore-specific representation from the <text:span text:style-name="T1">ObjectId</text:span>. <text:span text:style-name="Assertion">A9.6.10 [</text:span>If the class is abstract, a <text:span text:style-name="T1">JDOFatalInternalException</text:span> is thrown.<text:span text:style-name="Assertion">]</text:span></text:p>
      <text:p text:style-name="P2">public synchronized void <text:bookmark text:name="X-101995274"/><text:alphabetical-index-mark-start text:id="IMark141301604" text:main-entry="true"/>registerDateFormat<text:alphabetical-index-mark-end text:id="IMark141301604"/>(<text:bookmark text:name="X-101995276"/><text:bookmark text:name="X-101995275"/><text:alphabetical-index-mark-start text:id="IMark141535788" text:main-entry="true"/>DateFormat<text:alphabetical-index-mark-end text:id="IMark141535788"/> df);</text:p>
      <text:p text:style-name="P2">This method allows the implementation to register a <text:alphabetical-index-mark-start text:id="IMark141535788" text:main-entry="true"/>DateFormat<text:alphabetical-index-mark-end text:id="IMark141535788"/> for use when constructing SingleFieldIdentity instances of type ObjectIdentity that use java.util.Date as the key field. The default in case the implementation does not register a <text:alphabetical-index-mark-start text:id="IMark141301604" text:main-entry="true"/><text:span text:style-name="T1">DateFormat</text:span><text:alphabetical-index-mark-end text:id="IMark141301604"/> is <text:alphabetical-index-mark-start text:id="IMark139579544" text:main-entry="true"/><text:span text:style-name="T1">DateFormat</text:span><text:alphabetical-index-mark-end text:id="IMark139579544"/><text:span text:style-name="T1">.getDateTimeInstance()</text:span>. If this cannot be obtained, the default is <text:alphabetical-index-mark-start text:id="IMark141714344" text:main-entry="true"/><text:span text:style-name="T1">DateFormat</text:span><text:alphabetical-index-mark-end text:id="IMark141714344"/><text:span text:style-name="T1">.</text:span><text:alphabetical-index-mark-start text:id="IMark141715448" text:main-entry="true"/><text:span text:style-name="T1">getInstance</text:span><text:alphabetical-index-mark-end text:id="IMark141715448"/><text:span text:style-name="T1">()</text:span>. For example,</text:p>
      <text:p text:style-name="P3">SimpleDateFormat usDateFormat = new SimpleDateFormat</text:p>
      <text:p text:style-name="P3"><text:tab/><text:tab/>("MMM dd, yyyy hh:mm:ss a", Locale.US);</text:p>
      <text:p text:style-name="P3"><text:tab/>helper.<text:alphabetical-index-mark-start text:id="IMark141714344" text:main-entry="true"/>registerDateFormat<text:alphabetical-index-mark-end text:id="IMark141714344"/>(usDateFormat);</text:p>
      <text:p text:style-name="P3"><text:tab/>Object oid = new ObjectIdentity(Object.class, </text:p>
      <text:p text:style-name="P3"><text:tab/><text:tab/>"java.util.Date:Jan 01, 1970 00:00:00 AM");</text:p>
      <text:p text:style-name="P3"/>
      <text:p text:style-name="P6"><draw:frame draw:style-name="fr1" draw:name="7" text:anchor-type="as-char" svg:width="2.7917in" svg:height="0.1346in" draw:z-index="0"><draw:image xlink:href="Pictures/2000000700000FB5000000C94FDA4EAC.wmf" xlink:type="simple" xlink:show="embed" xlink:actuate="onLoad"/></draw:frame></text:p>
      <text:h text:style-name="P11" text:outline-level="2">Persistence-capable class state interrogation</text:h>
      <text:p text:style-name="P2">For JDO implementations that do not support BinaryCompatibility, an instance of <text:alphabetical-index-mark-start text:id="IMark141714344" text:main-entry="true"/>StateInterrogation<text:alphabetical-index-mark-end text:id="IMark141714344"/> must be registered with JDOImplHelper to handle JDOHelper methods for instances that do not implement PersistenceCapable. </text:p>
      <text:p text:style-name="P2">The <text:alphabetical-index-mark-start text:id="IMark141714344" text:main-entry="true"/>StateInterrogation<text:alphabetical-index-mark-end text:id="IMark141714344"/> interface is implemented by a JDO implementation class to take responsibility for determining the life cycle state and object identity, and for marking fields dirty.</text:p>
      <text:p text:style-name="P3"><text:soft-page-break/>package javax.jdo.spi;</text:p>
      <text:p text:style-name="P3"><text:tab/>public interface <text:alphabetical-index-mark-start text:id="IMark141714344" text:main-entry="true"/>StateInterrogation<text:alphabetical-index-mark-end text:id="IMark141714344"/> {</text:p>
      <text:p text:style-name="P3"><text:tab/>Boolean isPersistent(Object pc);</text:p>
      <text:p text:style-name="P3"><text:tab/>Boolean isTransactional(Object pc);</text:p>
      <text:p text:style-name="P3"><text:tab/>Boolean isDirty(Object pc);</text:p>
      <text:p text:style-name="P3"><text:tab/>Boolean isNew(Object pc);</text:p>
      <text:p text:style-name="P3"><text:tab/>Boolean isDeleted(Object pc);</text:p>
      <text:p text:style-name="P3"><text:tab/>Boolean isDetached(Object pc);</text:p>
      <text:p text:style-name="P3"><text:tab/>PersistenceManager getPersistenceManager(Object pc);</text:p>
      <text:p text:style-name="P3"><text:tab/>Object getObjectId(Object pc);</text:p>
      <text:p text:style-name="P3"><text:tab/>Object getTransactionalObjectId(Object pc);</text:p>
      <text:p text:style-name="P3"><text:tab/>boolean makeDirty(Object pc, String fieldName);</text:p>
      <text:p text:style-name="P3"><text:tab/>Object getVersion(Object pc); </text:p>
      <text:p text:style-name="P3">}</text:p>
      <text:p text:style-name="P3"/>
      <text:p text:style-name="P2">For methods returning Boolean, PersistenceManager, and Object, if the <text:alphabetical-index-mark-start text:id="IMark141714344" text:main-entry="true"/>StateInterrogation<text:alphabetical-index-mark-end text:id="IMark141714344"/> instance does not recognize the parameter instance, null is returned, and the next registered <text:alphabetical-index-mark-start text:id="IMark141715448" text:main-entry="true"/>StateInterrogation<text:alphabetical-index-mark-end text:id="IMark141715448"/> instance is called. </text:p>
      <text:p text:style-name="P2">For makeDirty, if the <text:alphabetical-index-mark-start text:id="IMark141715448" text:main-entry="true"/>StateInterrogation<text:alphabetical-index-mark-end text:id="IMark141715448"/> instance does not recognize the parameter instance, false is returned, and the next registered <text:alphabetical-index-mark-start text:id="IMark141714344" text:main-entry="true"/>StateInterrogation<text:alphabetical-index-mark-end text:id="IMark141714344"/> instance is called.</text:p>
      <text:p text:style-name="P1">public void <text:alphabetical-index-mark-start text:id="IMark141714344" text:main-entry="true"/>addStateInterrogation<text:alphabetical-index-mark-end text:id="IMark141714344"/>(<text:alphabetical-index-mark-start text:id="IMark141715448" text:main-entry="true"/>StateInterrogation<text:alphabetical-index-mark-end text:id="IMark141715448"/> si);</text:p>
      <text:p text:style-name="P2">This method of JDOImplHelper registers an instance of <text:alphabetical-index-mark-start text:id="IMark141715448" text:main-entry="true"/>StateInterrogation<text:alphabetical-index-mark-end text:id="IMark141715448"/> for delegation of life cycle state queries made on JDOHelper.</text:p>
      <text:p text:style-name="P1">public void <text:alphabetical-index-mark-start text:id="IMark141715448" text:main-entry="true"/>removeStateInterrogation<text:alphabetical-index-mark-end text:id="IMark141715448"/>(<text:alphabetical-index-mark-start text:id="IMark141714344" text:main-entry="true"/>StateInterrogation<text:alphabetical-index-mark-end text:id="IMark141714344"/> si);</text:p>
      <text:p text:style-name="P2">This method of JDOImplHelper removes an instance of <text:alphabetical-index-mark-start text:id="IMark141714344" text:main-entry="true"/>StateInterrogation<text:alphabetical-index-mark-end text:id="IMark141714344"/>, so it is no longer called by JDOHelper for life cycle state queri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2-06-24T15:48:43.37</meta:creation-date>
    <meta:editing-duration>PT25M</meta:editing-duration>
    <meta:generator>OpenOffice.org/3.4$Win32 OpenOffice.org_project/340m1$Build-9590</meta:generator>
    <dc:title>JDO_Chapter</dc:title>
    <dc:date>2012-08-23T20:39:07.89</dc:date>
    <meta:document-statistic meta:table-count="0" meta:image-count="8" meta:object-count="0" meta:page-count="6" meta:paragraph-count="125" meta:word-count="1665" meta:character-count="123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